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THE CRUCIFIXION (19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ECEDING THE CRUCIFIXION (19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' final torment before the cross (19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sus' final torment before the cross (19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courging (19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arcasm (19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VENTS PRECEDING THE CRUCIFIXION (19:1-1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sus' final torment before the cross (19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esus' final trial before the cross (19:4-1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Jesus' final trial before the cross (19:4-15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Pilate and the Jews-first encounter (19:4-7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Pilate and the Jews-first encounter (19:4-7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Pilate (19:4-5, 6b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Jews (19:6a, 7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Jesus' final trial before the cross (19:4-15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Pilate and the Jews-first encounter (19:4-7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ilate and Jesus (19:8-11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Pilate and Jesus (19:8-11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Pilate (19:8-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Jesus (19:1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Jesus' final trial before the cross (19:4-15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Pilate and the Jews-first encounter (19:4-7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Pilate and Jesus (19:8-1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Pilate and the Jews-final encounter (19:12-1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Pilate and the Jews-final encounter (19:12-15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futility (19:12a, 13-14, 15b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hostility (19:12b, 15a, 15c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Jesus' final trial before the cross (19:4-15)<text:s text:c="1"/></text:span><text:span text:style-name="a570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Pilate and the Jews-first encounter (19:4-7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Pilate and Jesus (19:8-11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Pilate and the Jews-final encounter (19:12-15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EVENTS PRECEDING THE CRUCIFIXION (19:1-15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Jesus' final torment before the cross (19:1-3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Jesus' final trial before the cross (19:4-1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JOHN 19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EVENTS PRECEDING THE CRUCIFIXION (19:1-15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EVENTS DURING THE CRUCIFIXION (19:16-30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EVENTS DURING THE CRUCIFIXION (19:16-30)<text:s text:c="1"/></text:span><text:span text:style-name="a618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walk to the cross (19:16-17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wrongdoers on the cross (19:18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writing above the cross (19:19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2-tx-Title-and-Text" presentation:presentation-page-layout-name="Master1-PPL12" draw:id="Slide-270">
        <draw:frame draw:id="id111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<text:s text:c="1"/>The writing above the cross (19:19-22)<text:s text:c="1"/></text:span><text:span text:style-name="a636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record of the sign (19:19-20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quest to remove the sign (19:2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solve to keep the sign (19:2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EVENTS DURING THE CRUCIFIXION (19:16-30)<text:s text:c="1"/></text:span><text:span text:style-name="a654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walk to the cross (19:16-1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wrongdoers on the cross (19:1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writing above the cross (19:19-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wardrobe below the cross (19:23-2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wardrobe below the cross (19:23-24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soldiers (19:23-24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Scripture (19:24b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EVENTS DURING THE CRUCIFIXION (19:16-30)<text:s text:c="1"/></text:span><text:span text:style-name="a690" text:class-names=""/></text:p>
          </draw:text-box>
          <svg:title/>
          <svg:desc/>
        </draw:frame>
        <draw:frame draw:id="id118" presentation:style-name="a714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walk to the cross (19:16-17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wrongdoers on the cross (19:1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writing above the cross (19:19-2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wardrobe below the cross (19:23-24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women at the cross (19:25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words from the cross (19:26-30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9" draw:style-name="a715" draw:master-page-name="Master1-Layout1-title-Title-Slide" presentation:presentation-page-layout-name="Master1-PPL1" draw:id="Slide-274">
        <draw:frame draw:id="id119" presentation:style-name="a719" draw:name="Title 1" svg:x="1.38in" svg:y="0.83in" svg:width="10.3in" svg:height="4.42in" presentation:class="title" presentation:placeholder="false">
          <draw:text-box>
            <text:p text:style-name="a718" text:class-names="" text:cond-style-name=""><text:span text:style-name="a716" text:class-names=""><text:s text:c="1"/>The words from the cross (19:26-30)<text:s text:c="1"/></text:span><text:span text:style-name="a717" text:class-names=""/></text:p>
          </draw:text-box>
          <svg:title/>
          <svg:desc/>
        </draw:frame>
        <draw:frame draw:id="id120" presentation:style-name="a724" draw:name="Subtitle 2" svg:x="1.38in" svg:y="5.25in" svg:width="10.3in" svg:height="1.85in" presentation:class="subtitle" presentation:placeholder="false">
          <draw:text-box>
            <text:p text:style-name="a721" text:class-names="" text:cond-style-name=""><text:span text:style-name="a720" text:class-names=""><text:s text:c="1"/>Jesus speaks to Mary and John (19:26-27).<text:s text:c="1"/></text:span></text:p>
            <text:p text:style-name="a723" text:class-names="" text:cond-style-name=""><text:span text:style-name="a722" text:class-names=""/></text:p>
          </draw:text-box>
          <svg:title/>
          <svg:desc/>
        </draw:frame>
      </draw:page>
      <draw:page draw:name="Slide20" draw:style-name="a725" draw:master-page-name="Master1-Layout12-tx-Title-and-Text" presentation:presentation-page-layout-name="Master1-PPL12" draw:id="Slide-275">
        <draw:frame draw:id="id121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Jesus speaks to Mary and John (19:26-27).<text:s text:c="1"/></text:span><text:span text:style-name="a727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o Mary (19:26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o John (19:27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words from the cross (19:26-30)<text:s text:c="1"/></text:span><text:span text:style-name="a742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Jesus speaks to Mary and John (19:26-27).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Jesus speaks to the guards (19:28-2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Jesus speaks to the Father (19:30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2" draw:style-name="a758" draw:master-page-name="Master1-Layout12-tx-Title-and-Text" presentation:presentation-page-layout-name="Master1-PPL12" draw:id="Slide-277">
        <draw:frame draw:id="id125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EVENTS DURING THE CRUCIFIXION (19:16-30)<text:s text:c="1"/></text:span><text:span text:style-name="a760" text:class-names=""/></text:p>
          </draw:text-box>
          <svg:title/>
          <svg:desc/>
        </draw:frame>
        <draw:frame draw:id="id126" presentation:style-name="a784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walk to the cross (19:16-17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wrongdoers on the cross (19:18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writing above the cross (19:19-22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wardrobe below the cross (19:23-2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women at the cross (19:25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words from the cross (19:26-30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3" draw:style-name="a785" draw:master-page-name="Master1-Layout12-tx-Title-and-Text" presentation:presentation-page-layout-name="Master1-PPL12" draw:id="Slide-278">
        <draw:frame draw:id="id127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JOHN 19</text:span><text:span text:style-name="a787" text:class-names=""/></text:p>
          </draw:text-box>
          <svg:title/>
          <svg:desc/>
        </draw:frame>
        <draw:frame draw:id="id128" presentation:style-name="a802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EVENTS PRECEDING THE CRUCIFIXION (19:1-1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EVENTS DURING THE CRUCIFIXION (19:16-30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EVENTS FOLLOWING THE CRUCIFIXION (19:31-42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4" draw:style-name="a803" draw:master-page-name="Master1-Layout1-title-Title-Slide" presentation:presentation-page-layout-name="Master1-PPL1" draw:id="Slide-279">
        <draw:frame draw:id="id129" presentation:style-name="a807" draw:name="Title 1" svg:x="1.38in" svg:y="0.83in" svg:width="10.3in" svg:height="4.42in" presentation:class="title" presentation:placeholder="false">
          <draw:text-box>
            <text:p text:style-name="a806" text:class-names="" text:cond-style-name=""><text:span text:style-name="a804" text:class-names="">EVENTS FOLLOWING THE CRUCIFIXION (19:31-42)<text:s text:c="1"/></text:span><text:span text:style-name="a805" text:class-names=""/></text:p>
          </draw:text-box>
          <svg:title/>
          <svg:desc/>
        </draw:frame>
        <draw:frame draw:id="id130" presentation:style-name="a812" draw:name="Subtitle 2" svg:x="1.38in" svg:y="5.25in" svg:width="10.3in" svg:height="1.85in" presentation:class="subtitle" presentation:placeholder="false">
          <draw:text-box>
            <text:p text:style-name="a809" text:class-names="" text:cond-style-name=""><text:span text:style-name="a808" text:class-names=""><text:s text:c="1"/>The piercing of Jesus' body (14:31-37)<text:s text:c="1"/></text:span></text:p>
            <text:p text:style-name="a811" text:class-names="" text:cond-style-name=""><text:span text:style-name="a810" text:class-names=""/></text:p>
          </draw:text-box>
          <svg:title/>
          <svg:desc/>
        </draw:frame>
      </draw:page>
      <draw:page draw:name="Slide25" draw:style-name="a813" draw:master-page-name="Master1-Layout12-tx-Title-and-Text" presentation:presentation-page-layout-name="Master1-PPL12" draw:id="Slide-280">
        <draw:frame draw:id="id131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The piercing of Jesus' body (14:31-37)<text:s text:c="1"/></text:span><text:span text:style-name="a815" text:class-names=""/></text:p>
          </draw:text-box>
          <svg:title/>
          <svg:desc/>
        </draw:frame>
        <draw:frame draw:id="id132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request by the Jews (19:31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response by the soldiers (19:32-37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6" draw:style-name="a828" draw:master-page-name="Master1-Layout12-tx-Title-and-Text" presentation:presentation-page-layout-name="Master1-PPL12" draw:id="Slide-281">
        <draw:frame draw:id="id133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The response by the soldiers (19:32-37)<text:s text:c="1"/></text:span><text:span text:style-name="a830" text:class-names=""/></text:p>
          </draw:text-box>
          <svg:title/>
          <svg:desc/>
        </draw:frame>
        <draw:frame draw:id="id134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In regard to the robbers (19:32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In regard to the Redeemer (19:33-37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7" draw:style-name="a843" draw:master-page-name="Master1-Layout12-tx-Title-and-Text" presentation:presentation-page-layout-name="Master1-PPL12" draw:id="Slide-282">
        <draw:frame draw:id="id135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In regard to the Redeemer (19:33-37)<text:s text:c="1"/></text:span><text:span text:style-name="a845" text:class-names=""/></text:p>
          </draw:text-box>
          <svg:title/>
          <svg:desc/>
        </draw:frame>
        <draw:frame draw:id="id136" presentation:style-name="a860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spear (19:33-34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spectator (19:35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Scriptures (19:36-37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28" draw:style-name="a861" draw:master-page-name="Master1-Layout12-tx-Title-and-Text" presentation:presentation-page-layout-name="Master1-PPL12" draw:id="Slide-283">
        <draw:frame draw:id="id137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The response by the soldiers (19:32-37)<text:s text:c="1"/></text:span><text:span text:style-name="a863" text:class-names=""/></text:p>
          </draw:text-box>
          <svg:title/>
          <svg:desc/>
        </draw:frame>
        <draw:frame draw:id="id138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In regard to the robbers (19:32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In regard to the Redeemer (19:33-37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9" draw:style-name="a876" draw:master-page-name="Master1-Layout12-tx-Title-and-Text" presentation:presentation-page-layout-name="Master1-PPL12" draw:id="Slide-284">
        <draw:frame draw:id="id139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<text:s text:c="1"/>The piercing of Jesus' body (14:31-37)<text:s text:c="1"/></text:span><text:span text:style-name="a878" text:class-names=""/></text:p>
          </draw:text-box>
          <svg:title/>
          <svg:desc/>
        </draw:frame>
        <draw:frame draw:id="id140" presentation:style-name="a890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The request by the Jews (19:31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e response by the soldiers (19:32-37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30" draw:style-name="a891" draw:master-page-name="Master1-Layout12-tx-Title-and-Text" presentation:presentation-page-layout-name="Master1-PPL12" draw:id="Slide-285">
        <draw:frame draw:id="id141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EVENTS FOLLOWING THE CRUCIFIXION (19:31-42)<text:s text:c="1"/></text:span><text:span text:style-name="a893" text:class-names=""/></text:p>
          </draw:text-box>
          <svg:title/>
          <svg:desc/>
        </draw:frame>
        <draw:frame draw:id="id142" presentation:style-name="a905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<text:s text:c="1"/>The piercing of Jesus' body (14:31-37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preparing of Jesus' body (19:38-40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31" draw:style-name="a906" draw:master-page-name="Master1-Layout12-tx-Title-and-Text" presentation:presentation-page-layout-name="Master1-PPL12" draw:id="Slide-286">
        <draw:frame draw:id="id143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<text:s text:c="1"/>The preparing of Jesus' body (19:38-40)<text:s text:c="1"/></text:span><text:span text:style-name="a908" text:class-names=""/></text:p>
          </draw:text-box>
          <svg:title/>
          <svg:desc/>
        </draw:frame>
        <draw:frame draw:id="id144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Who the preparers are (19:38-39a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What the preparers do (19:39b-40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2" draw:style-name="a921" draw:master-page-name="Master1-Layout12-tx-Title-and-Text" presentation:presentation-page-layout-name="Master1-PPL12" draw:id="Slide-287">
        <draw:frame draw:id="id145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EVENTS FOLLOWING THE CRUCIFIXION (19:31-42)<text:s text:c="1"/></text:span><text:span text:style-name="a923" text:class-names=""/></text:p>
          </draw:text-box>
          <svg:title/>
          <svg:desc/>
        </draw:frame>
        <draw:frame draw:id="id146" presentation:style-name="a938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 piercing of Jesus' body (14:31-37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preparing of Jesus' body (19:38-40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placing of Jesus' body (19:41-42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3" draw:style-name="a939" draw:master-page-name="Master1-Layout12-tx-Title-and-Text" presentation:presentation-page-layout-name="Master1-PPL12" draw:id="Slide-288">
        <draw:frame draw:id="id147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JOHN 19</text:span><text:span text:style-name="a941" text:class-names=""/></text:p>
          </draw:text-box>
          <svg:title/>
          <svg:desc/>
        </draw:frame>
        <draw:frame draw:id="id148" presentation:style-name="a956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EVENTS PRECEDING THE CRUCIFIXION (19:1-15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VENTS DURING THE CRUCIFIXION (19:16-30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EVENTS FOLLOWING THE CRUCIFIXION (19:31-42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9</dc:title>
    <meta:initial-creator>David STRICKLAND</meta:initial-creator>
    <dc:creator>David STRICKLAND</dc:creator>
    <meta:creation-date>2020-02-23T23:14:53Z</meta:creation-date>
    <dc:date>2020-02-23T23:14:54Z</dc:date>
    <meta:template xlink:href="BibleStudy" xlink:type="simple"/>
    <meta:editing-cycles>1</meta:editing-cycles>
    <meta:editing-duration>PT0S</meta:editing-duration>
    <meta:document-statistic meta:paragraph-count="113" meta:word-count="939"/>
  </office:meta>
</office:document-meta>
</file>